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3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4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5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6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7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8" style:parent-style-name="Normálny" style:family="paragraph">
      <style:text-properties style:font-name-asian="MS Mincho" fo:font-size="11pt" style:font-size-asian="11pt" style:font-size-complex="11pt"/>
    </style:style>
    <style:style style:name="T9" style:parent-style-name="Predvolenépísmoodseku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10" style:parent-style-name="Predvolenépísmoodseku" style:family="text">
      <style:text-properties style:font-name-asian="MS Mincho" fo:font-size="11pt" style:font-size-asian="11pt" style:font-size-complex="11pt"/>
    </style:style>
    <style:style style:name="T11" style:parent-style-name="Predvolenépísmoodseku" style:family="text">
      <style:text-properties style:font-name="Aptos" style:font-name-asian="Aptos" style:font-name-complex="Aptos" fo:font-size="11pt" style:font-size-asian="11pt" style:font-size-complex="11pt"/>
    </style:style>
  </office:automatic-styles>
  <office:body>
    <office:text text:use-soft-page-breaks="true">
      <text:p text:style-name="P1"><text:span text:style-name="T2">Názov: Space No.01</text:span><text:line-break/><text:span text:style-name="T3">Autor: Kvetoslava Krnáčová</text:span><text:tab/><text:line-break/><text:span text:style-name="T4">Supervisor:<text:s/></text:span><text:span text:style-name="T5">Mgr.art. Júlia Kaštierová, ArtD</text:span><text:line-break/><text:line-break/></text:p>
      <text:p text:style-name="Normálny"><text:span text:style-name="T6">Filozofia:</text:span><text:line-break/><text:line-break/></text:p>
      <text:p text:style-name="Normálny"><text:span text:style-name="T7">Slovensky:</text:span></text:p>
      <text:p text:style-name="P8">Space No.01 skúma priestor ako hranicu medzi známym a neznámym. Stanica nie je objekt, ale stav, v ktorom človek opúšťa pozemskú identitu a vstupuje do novej reality. Architektúra je navrhnutá ako autonómny systém riadený AI, kde sa čakanie mení na vedomý proces transformácie a prechodu do postpozemského sveta.</text:p>
      <text:p text:style-name="Normálny"><text:span text:style-name="T9">Anglicky:</text:span></text:p>
      <text:p text:style-name="Normálny"><text:span text:style-name="T10">Space No.01</text:span><text:span text:style-name="T11"><text:s/>explores space as a boundary between the known and the unknown. The station is not an object, but a state in which a person leaves their terrestrial identity and enters a new reality. The architecture is designed as an autonomous AI-driven system where waiting becomes a conscious process of transformation and transition into a post-terrestrial world.</text:span></text:p>
      <text:p text:style-name="Normálny"/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vetoslava Krnáčová</meta:initial-creator>
    <dc:creator>Kvetoslava Krnáčová</dc:creator>
    <meta:creation-date>2026-02-13T01:01:00Z</meta:creation-date>
    <dc:date>2026-02-13T01:01:00Z</dc:date>
    <meta:template xlink:href="Normal.dotm" xlink:type="simple"/>
    <meta:editing-cycles>1</meta:editing-cycles>
    <meta:editing-duration>PT0S</meta:editing-duration>
    <meta:document-statistic meta:page-count="1" meta:paragraph-count="1" meta:word-count="120" meta:character-count="806" meta:row-count="5" meta:non-whitespace-character-count="687"/>
  </office:meta>
</office:document-meta>
</file>